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28cm"/>
    </style:style>
    <style:style style:name="co2" style:family="table-column">
      <style:table-column-properties fo:break-before="auto" style:column-width="4.815cm"/>
    </style:style>
    <style:style style:name="co3" style:family="table-column">
      <style:table-column-properties fo:break-before="auto" style:column-width="2.009cm"/>
    </style:style>
    <style:style style:name="co4" style:family="table-column">
      <style:table-column-properties fo:break-before="auto" style:column-width="4.316cm"/>
    </style:style>
    <style:style style:name="co5" style:family="table-column">
      <style:table-column-properties fo:break-before="auto" style:column-width="5.95cm"/>
    </style:style>
    <style:style style:name="co6" style:family="table-column">
      <style:table-column-properties fo:break-before="auto" style:column-width="2.63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rate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4"/>
        <table:table-column table:style-name="co2" table:default-cell-style-name="ce12"/>
        <table:table-column table:style-name="co3" table:default-cell-style-name="ce14"/>
        <table:table-column table:style-name="co4" table:default-cell-style-name="ce12"/>
        <table:table-column table:style-name="co3" table:default-cell-style-name="ce14"/>
        <table:table-column table:style-name="co5" table:default-cell-style-name="ce12"/>
        <table:table-column table:style-name="co6" table:default-cell-style-name="ce14"/>
        <table:table-row table:style-name="ro1">
          <table:table-cell table:style-name="ce13" office:value-type="string" calcext:value-type="string">
            <text:p>Problem </text:p>
          </table:table-cell>
          <table:table-cell table:style-name="ce13" office:value-type="string" calcext:value-type="string">
            <text:p>Gen(200,200,0.05)</text:p>
          </table:table-cell>
          <table:table-cell table:style-name="ce3" office:value-type="string" calcext:value-type="string">
            <text:p>RATE 100%</text:p>
          </table:table-cell>
          <table:table-cell table:style-name="ce13" office:value-type="string" calcext:value-type="string">
            <text:p>PSO(200,200,0.05)</text:p>
          </table:table-cell>
          <table:table-cell table:style-name="ce3" office:value-type="string" calcext:value-type="string">
            <text:p>RATE 100%</text:p>
          </table:table-cell>
          <table:table-cell table:style-name="ce13" office:value-type="string" calcext:value-type="string">
            <text:p>Ego(200,200,0.05)</text:p>
          </table:table-cell>
          <table:table-cell table:style-name="ce3" office:value-type="string" calcext:value-type="string">
            <text:p>RATE 100%</text:p>
          </table:table-cell>
          <table:table-cell table:style-name="ce13" office:value-type="string" calcext:value-type="string">
            <text:p>Ego(200,200,0.05,mod2=1)</text:p>
          </table:table-cell>
          <table:table-cell table:style-name="ce3" office:value-type="string" calcext:value-type="string">
            <text:p>RATE 100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F1 </text:p>
          </table:table-cell>
          <table:table-cell office:value-type="float" office:value="4007" calcext:value-type="float">
            <text:p>400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142" calcext:value-type="float">
            <text:p>414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934" calcext:value-type="float">
            <text:p>393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742" calcext:value-type="float">
            <text:p>4742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3794" calcext:value-type="float">
            <text:p>379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752" calcext:value-type="float">
            <text:p>375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372" calcext:value-type="float">
            <text:p>337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655" calcext:value-type="float">
            <text:p>3655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BRANIN </text:p>
          </table:table-cell>
          <table:table-cell office:value-type="float" office:value="2376" calcext:value-type="float">
            <text:p>237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548" calcext:value-type="float">
            <text:p>254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597" calcext:value-type="float">
            <text:p>159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035" calcext:value-type="float">
            <text:p>2035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CAMEL </text:p>
          </table:table-cell>
          <table:table-cell office:value-type="float" office:value="2869" calcext:value-type="float">
            <text:p>286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933" calcext:value-type="float">
            <text:p>293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204" calcext:value-type="float">
            <text:p>220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379" calcext:value-type="float">
            <text:p>2379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ASOM </text:p>
          </table:table-cell>
          <table:table-cell office:value-type="float" office:value="1958" calcext:value-type="float">
            <text:p>195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982" calcext:value-type="float">
            <text:p>198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452" calcext:value-type="float">
            <text:p>145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796" calcext:value-type="float">
            <text:p>1796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4 </text:p>
          </table:table-cell>
          <table:table-cell office:value-type="float" office:value="2946" calcext:value-type="float">
            <text:p>294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404" calcext:value-type="float">
            <text:p>340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061" calcext:value-type="float">
            <text:p>206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021" calcext:value-type="float">
            <text:p>2021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8 </text:p>
          </table:table-cell>
          <table:table-cell office:value-type="float" office:value="3120" calcext:value-type="float">
            <text:p>312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584" calcext:value-type="float">
            <text:p>358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697" calcext:value-type="float">
            <text:p>269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628" calcext:value-type="float">
            <text:p>2628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16 </text:p>
          </table:table-cell>
          <table:table-cell office:value-type="float" office:value="3250" calcext:value-type="float">
            <text:p>325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735" calcext:value-type="float">
            <text:p>373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302" calcext:value-type="float">
            <text:p>330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249" calcext:value-type="float">
            <text:p>3249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32 </text:p>
          </table:table-cell>
          <table:table-cell office:value-type="float" office:value="3561" calcext:value-type="float">
            <text:p>356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902" calcext:value-type="float">
            <text:p>390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453" calcext:value-type="float">
            <text:p>345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340" calcext:value-type="float">
            <text:p>3340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2280" calcext:value-type="float">
            <text:p>228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411" calcext:value-type="float">
            <text:p>241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848" calcext:value-type="float">
            <text:p>184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057" calcext:value-type="float">
            <text:p>2057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613" calcext:value-type="float">
            <text:p>261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234" calcext:value-type="float">
            <text:p>223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728" calcext:value-type="float">
            <text:p>172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947" calcext:value-type="float">
            <text:p>1947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OLDSTEIN </text:p>
          </table:table-cell>
          <table:table-cell office:value-type="float" office:value="3687" calcext:value-type="float">
            <text:p>368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865" calcext:value-type="float">
            <text:p>386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833" calcext:value-type="float">
            <text:p>283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105" calcext:value-type="float">
            <text:p>3105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RIEWANK2 </text:p>
          </table:table-cell>
          <table:table-cell office:value-type="float" office:value="4501" calcext:value-type="float">
            <text:p>450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076" calcext:value-type="float">
            <text:p>3076</text:p>
          </table:table-cell>
          <table:table-cell table:style-name="ce15" office:value-type="percentage" office:value="0.7333" calcext:value-type="percentage">
            <text:p>73%</text:p>
          </table:table-cell>
          <table:table-cell office:value-type="float" office:value="3097" calcext:value-type="float">
            <text:p>309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536" calcext:value-type="float">
            <text:p>4536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RIEWANK10 </text:p>
          </table:table-cell>
          <table:table-cell office:value-type="float" office:value="6410" calcext:value-type="float">
            <text:p>6410</text:p>
          </table:table-cell>
          <table:table-cell table:style-name="ce15" office:value-type="percentage" office:value="0.9667" calcext:value-type="percentage">
            <text:p>97%</text:p>
          </table:table-cell>
          <table:table-cell office:value-type="float" office:value="8006" calcext:value-type="float">
            <text:p>800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7777" calcext:value-type="float">
            <text:p>777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5023" calcext:value-type="float">
            <text:p>15023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HANSEN </text:p>
          </table:table-cell>
          <table:table-cell office:value-type="float" office:value="3210" calcext:value-type="float">
            <text:p>321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856" calcext:value-type="float">
            <text:p>285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7996" calcext:value-type="float">
            <text:p>799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6669" calcext:value-type="float">
            <text:p>16669</text:p>
          </table:table-cell>
          <table:table-cell table:style-name="ce15" office:value-type="percentage" office:value="0.9667" calcext:value-type="percentage">
            <text:p>97%</text:p>
          </table:table-cell>
        </table:table-row>
        <table:table-row table:style-name="ro1">
          <table:table-cell office:value-type="string" calcext:value-type="string">
            <text:p>HARTMAN3 </text:p>
          </table:table-cell>
          <table:table-cell office:value-type="float" office:value="2752" calcext:value-type="float">
            <text:p>275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140" calcext:value-type="float">
            <text:p>314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584" calcext:value-type="float">
            <text:p>158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05" calcext:value-type="float">
            <text:p>2105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HARTMAN6 </text:p>
          </table:table-cell>
          <table:table-cell office:value-type="float" office:value="3219" calcext:value-type="float">
            <text:p>321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710" calcext:value-type="float">
            <text:p>371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99" calcext:value-type="float">
            <text:p>219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522" calcext:value-type="float">
            <text:p>2522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POTENTIAL3 </text:p>
          </table:table-cell>
          <table:table-cell office:value-type="float" office:value="4352" calcext:value-type="float">
            <text:p>435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865" calcext:value-type="float">
            <text:p>486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957" calcext:value-type="float">
            <text:p>395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5750" calcext:value-type="float">
            <text:p>5750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POTENTIAL5 </text:p>
          </table:table-cell>
          <table:table-cell office:value-type="float" office:value="7705" calcext:value-type="float">
            <text:p>770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9183" calcext:value-type="float">
            <text:p>918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9133" calcext:value-type="float">
            <text:p>913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1651" calcext:value-type="float">
            <text:p>11651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ASTRIGIN </text:p>
          </table:table-cell>
          <table:table-cell office:value-type="float" office:value="4107" calcext:value-type="float">
            <text:p>410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477" calcext:value-type="float">
            <text:p>347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797" calcext:value-type="float">
            <text:p>279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106" calcext:value-type="float">
            <text:p>3106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4 </text:p>
          </table:table-cell>
          <table:table-cell office:value-type="float" office:value="3679" calcext:value-type="float">
            <text:p>367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6372" calcext:value-type="float">
            <text:p>637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068" calcext:value-type="float">
            <text:p>406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707" calcext:value-type="float">
            <text:p>3707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8 </text:p>
          </table:table-cell>
          <table:table-cell office:value-type="float" office:value="5270" calcext:value-type="float">
            <text:p>527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8284" calcext:value-type="float">
            <text:p>828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6793" calcext:value-type="float">
            <text:p>679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6555" calcext:value-type="float">
            <text:p>6555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16 </text:p>
          </table:table-cell>
          <table:table-cell office:value-type="float" office:value="8509" calcext:value-type="float">
            <text:p>850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1872" calcext:value-type="float">
            <text:p>1187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1430" calcext:value-type="float">
            <text:p>1143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1219" calcext:value-type="float">
            <text:p>11219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HEKEL5 </text:p>
          </table:table-cell>
          <table:table-cell office:value-type="float" office:value="3325" calcext:value-type="float">
            <text:p>332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259" calcext:value-type="float">
            <text:p>425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307" calcext:value-type="float">
            <text:p>230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862" calcext:value-type="float">
            <text:p>2862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HEKEL7 </text:p>
          </table:table-cell>
          <table:table-cell office:value-type="float" office:value="3360" calcext:value-type="float">
            <text:p>336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241" calcext:value-type="float">
            <text:p>424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293" calcext:value-type="float">
            <text:p>229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831" calcext:value-type="float">
            <text:p>2831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HEKEL10 </text:p>
          </table:table-cell>
          <table:table-cell office:value-type="float" office:value="3488" calcext:value-type="float">
            <text:p>348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237" calcext:value-type="float">
            <text:p>423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259" calcext:value-type="float">
            <text:p>225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694" calcext:value-type="float">
            <text:p>2694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2N4 </text:p>
          </table:table-cell>
          <table:table-cell office:value-type="float" office:value="3331" calcext:value-type="float">
            <text:p>333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437" calcext:value-type="float">
            <text:p>343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829" calcext:value-type="float">
            <text:p>282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366" calcext:value-type="float">
            <text:p>2366</text:p>
          </table:table-cell>
          <table:table-cell table:style-name="ce15" office:value-type="percentage" office:value="0.9667" calcext:value-type="percentage">
            <text:p>97%</text:p>
          </table:table-cell>
        </table:table-row>
        <table:table-row table:style-name="ro1">
          <table:table-cell office:value-type="string" calcext:value-type="string">
            <text:p>TEST2N5 </text:p>
          </table:table-cell>
          <table:table-cell office:value-type="float" office:value="4000" calcext:value-type="float">
            <text:p>400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683" calcext:value-type="float">
            <text:p>368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502" calcext:value-type="float">
            <text:p>3502</text:p>
          </table:table-cell>
          <table:table-cell table:style-name="ce15" office:value-type="percentage" office:value="0.9667" calcext:value-type="percentage">
            <text:p>97%</text:p>
          </table:table-cell>
          <table:table-cell office:value-type="float" office:value="2861" calcext:value-type="float">
            <text:p>2861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2N6 </text:p>
          </table:table-cell>
          <table:table-cell office:value-type="float" office:value="4312" calcext:value-type="float">
            <text:p>4312</text:p>
          </table:table-cell>
          <table:table-cell table:style-name="ce15" office:value-type="percentage" office:value="0.9333" calcext:value-type="percentage">
            <text:p>93%</text:p>
          </table:table-cell>
          <table:table-cell office:value-type="float" office:value="3781" calcext:value-type="float">
            <text:p>3781</text:p>
          </table:table-cell>
          <table:table-cell table:style-name="ce15" office:value-type="percentage" office:value="0.9333" calcext:value-type="percentage">
            <text:p>93%</text:p>
          </table:table-cell>
          <table:table-cell office:value-type="float" office:value="4203" calcext:value-type="float">
            <text:p>4203</text:p>
          </table:table-cell>
          <table:table-cell table:style-name="ce15" office:value-type="percentage" office:value="0.9" calcext:value-type="percentage">
            <text:p>90%</text:p>
          </table:table-cell>
          <table:table-cell office:value-type="float" office:value="3279" calcext:value-type="float">
            <text:p>3279</text:p>
          </table:table-cell>
          <table:table-cell table:style-name="ce15" office:value-type="percentage" office:value="0.9667" calcext:value-type="percentage">
            <text:p>97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4775" calcext:value-type="float">
            <text:p>4775</text:p>
          </table:table-cell>
          <table:table-cell table:style-name="ce15" office:value-type="percentage" office:value="0.9" calcext:value-type="percentage">
            <text:p>90%</text:p>
          </table:table-cell>
          <table:table-cell office:value-type="float" office:value="4060" calcext:value-type="float">
            <text:p>4060</text:p>
          </table:table-cell>
          <table:table-cell table:style-name="ce15" office:value-type="percentage" office:value="0.9667" calcext:value-type="percentage">
            <text:p>97%</text:p>
          </table:table-cell>
          <table:table-cell office:value-type="float" office:value="3881" calcext:value-type="float">
            <text:p>3881</text:p>
          </table:table-cell>
          <table:table-cell table:style-name="ce15" office:value-type="percentage" office:value="0.7333" calcext:value-type="percentage">
            <text:p>73%</text:p>
          </table:table-cell>
          <table:table-cell office:value-type="float" office:value="4150" calcext:value-type="float">
            <text:p>4150</text:p>
          </table:table-cell>
          <table:table-cell table:style-name="ce15" office:value-type="percentage" office:value="0.9333" calcext:value-type="percentage">
            <text:p>93%</text:p>
          </table:table-cell>
        </table:table-row>
        <table:table-row table:style-name="ro1">
          <table:table-cell office:value-type="string" calcext:value-type="string">
            <text:p>SINU4 </text:p>
          </table:table-cell>
          <table:table-cell office:value-type="float" office:value="2991" calcext:value-type="float">
            <text:p>299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504" calcext:value-type="float">
            <text:p>350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804" calcext:value-type="float">
            <text:p>180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783" calcext:value-type="float">
            <text:p>3783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3442" calcext:value-type="float">
            <text:p>344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213" calcext:value-type="float">
            <text:p>421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007" calcext:value-type="float">
            <text:p>300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993" calcext:value-type="float">
            <text:p>3993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4320" calcext:value-type="float">
            <text:p>432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5019" calcext:value-type="float">
            <text:p>501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5899" calcext:value-type="float">
            <text:p>589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6508" calcext:value-type="float">
            <text:p>6508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30N3 </text:p>
          </table:table-cell>
          <table:table-cell office:value-type="float" office:value="3211" calcext:value-type="float">
            <text:p>321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610" calcext:value-type="float">
            <text:p>461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298" calcext:value-type="float">
            <text:p>229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552" calcext:value-type="float">
            <text:p>2552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30N4 </text:p>
          </table:table-cell>
          <table:table-cell office:value-type="float" office:value="3679" calcext:value-type="float">
            <text:p>367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629" calcext:value-type="float">
            <text:p>462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697" calcext:value-type="float">
            <text:p>369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086" calcext:value-type="float">
            <text:p>4086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table:style-name="ce13"/>
          <table:table-cell table:style-name="ce13" table:formula="of:=SUM([.B3:.B37])" office:value-type="float" office:value="134409" calcext:value-type="float">
            <text:p>134409</text:p>
          </table:table-cell>
          <table:table-cell table:style-name="ce7" table:formula="of:=AVERAGE([.C3:.C37])" office:value-type="percentage" office:value="0.994285714285714" calcext:value-type="percentage">
            <text:p>99,43%</text:p>
          </table:table-cell>
          <table:table-cell table:style-name="ce13" table:formula="of:=SUM([.D3:.D37])" office:value-type="float" office:value="153006" calcext:value-type="float">
            <text:p>153006</text:p>
          </table:table-cell>
          <table:table-cell table:style-name="ce7" table:formula="of:=AVERAGE([.E3:.E37])" office:value-type="percentage" office:value="0.989522857142857" calcext:value-type="percentage">
            <text:p>98,95%</text:p>
          </table:table-cell>
          <table:table-cell table:style-name="ce13" table:formula="of:=SUM([.F3:.F37])" office:value-type="float" office:value="129291" calcext:value-type="float">
            <text:p>129291</text:p>
          </table:table-cell>
          <table:table-cell table:style-name="ce7" table:formula="of:=AVERAGE([.G3:.G37])" office:value-type="percentage" office:value="0.988571428571429" calcext:value-type="percentage">
            <text:p>98,86%</text:p>
          </table:table-cell>
          <table:table-cell table:style-name="ce13" table:formula="of:=SUM([.H3:.H37])" office:value-type="float" office:value="157762" calcext:value-type="float">
            <text:p>157762</text:p>
          </table:table-cell>
          <table:table-cell table:style-name="ce7" table:formula="of:=AVERAGE([.I3:.I37])" office:value-type="percentage" office:value="0.99524" calcext:value-type="percentage">
            <text:p>99,52%</text:p>
          </table:table-cell>
        </table:table-row>
        <table:table-row table:style-name="ro1" table:number-rows-repeated="104853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/>
      <number:text>-</number:text>
      <number:month number:textual="true"/>
      <number:text>-</number:text>
      <number:year/>
    </number:date-style>
    <number:date-style style:name="N114">
      <number:day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8">
      <number:hours/>
      <number:text>:</number:text>
      <number:minutes number:style="long"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date-style style:name="N120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2:54:35.688990717</meta:creation-date>
    <dc:date>2024-08-08T13:44:33.444277323</dc:date>
    <meta:editing-duration>PT7H15M51S</meta:editing-duration>
    <meta:editing-cycles>58</meta:editing-cycles>
    <meta:generator>LibreOffice/7.4.7.2$Linux_X86_64 LibreOffice_project/40$Build-2</meta:generator>
    <meta:document-statistic meta:table-count="1" meta:cell-count="332" meta:object-count="0"/>
  </office:meta>
</office:document-meta>
</file>